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welcome.scss</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
      <text:list xml:id="list2248588592517251859"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8"/>
      <text:list xml:id="list132916180555011" text:continue-numbering="true" text:style-name="WWNum1">
        <text:list-item>
          <text:p text:style-name="P26"><text:soft-page-break/></text:p>
        </text:list-item>
        <text:list-item>
          <text:p text:style-name="P26"/>
        </text:list-item>
      </text:list>
      <text:p text:style-name="P18"/>
      <text:p text:style-name="P18"/>
      <text:p text:style-name="P18"/>
      <text:p text:style-name="P18"/>
      <text:list xml:id="list132916428928168" text:continue-numbering="true" text:style-name="WWNum1">
        <text:list-item>
          <text:p text:style-name="P27">Reviewer’s Comments:<text:line-break/></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15.951371144</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4" meta:non-whitespace-character-count="2151"/>
  </office:meta>
</office:document-meta>
</file>